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loext:padding="0in" loext:border="none"/>
    </style:style>
    <style:style style:name="P3"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160fd2" loext:padding="0in" loext:border="none"/>
    </style:style>
    <style:style style:name="P4"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180c05" loext:padding="0in" loext:border="none"/>
    </style:style>
    <style:style style:name="P5"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1bb2e0" loext:padding="0in" loext:border="none"/>
    </style:style>
    <style:style style:name="P6"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weight="bold" style:font-weight-asian="bold" style:font-weight-complex="bold"/>
    </style:style>
    <style:style style:name="P7" style:family="paragraph" style:parent-style-name="Text_20_body">
      <style:paragraph-properties fo:margin-left="0in" fo:margin-right="0in" fo:margin-top="0in" fo:margin-bottom="0in" loext:contextual-spacing="false" fo:text-indent="0in" style:auto-text-indent="false" fo:padding="0in" fo:border="none"/>
      <style:text-properties fo:font-weight="bold" officeooo:rsid="00180c05" officeooo:paragraph-rsid="00180c05" style:font-weight-asian="bold" style:font-weight-complex="bold" loext:padding="0in" loext:border="none"/>
    </style:style>
    <style:style style:name="P8" style:family="paragraph" style:parent-style-name="Text_20_body">
      <style:paragraph-properties fo:margin-left="0in" fo:margin-right="0in" fo:margin-top="0in" fo:margin-bottom="0in" loext:contextual-spacing="false" fo:text-indent="0in" style:auto-text-indent="false" fo:padding="0in" fo:border="none"/>
      <style:text-properties fo:font-weight="bold" officeooo:rsid="00166227" officeooo:paragraph-rsid="00166227" style:font-weight-asian="bold" style:font-weight-complex="bold" loext:padding="0in" loext:border="none"/>
    </style:style>
    <style:style style:name="P9" style:family="paragraph" style:parent-style-name="Text_20_body">
      <style:paragraph-properties fo:margin-left="0in" fo:margin-right="0in" fo:margin-top="0in" fo:margin-bottom="0in" loext:contextual-spacing="false" fo:text-indent="0in" style:auto-text-indent="false" fo:padding="0in" fo:border="none"/>
      <style:text-properties fo:font-weight="bold" officeooo:rsid="00160fd2" officeooo:paragraph-rsid="00160fd2" style:font-weight-asian="bold" style:font-weight-complex="bold" loext:padding="0in" loext:border="none"/>
    </style:style>
    <style:style style:name="P10"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font-weight="bold" officeooo:rsid="001588df" officeooo:paragraph-rsid="001588df" style:font-weight-asian="bold" style:font-weight-complex="bold" loext:padding="0in" loext:border="none"/>
    </style:style>
    <style:style style:name="P11" style:family="paragraph" style:parent-style-name="Text_20_body">
      <style:paragraph-properties fo:margin-left="0in" fo:margin-right="0in" fo:margin-top="0in" fo:margin-bottom="0in" loext:contextual-spacing="false" fo:text-indent="0in" style:auto-text-indent="false" fo:padding="0in" fo:border="none"/>
      <style:text-properties fo:font-weight="bold" officeooo:rsid="001a3705" officeooo:paragraph-rsid="001a3705" style:font-weight-asian="bold" style:font-weight-complex="bold" loext:padding="0in" loext:border="none"/>
    </style:style>
    <style:style style:name="P12" style:family="paragraph" style:parent-style-name="Text_20_body">
      <style:paragraph-properties fo:margin-left="0in" fo:margin-right="0in" fo:margin-top="0in" fo:margin-bottom="0in" loext:contextual-spacing="false" fo:text-indent="0in" style:auto-text-indent="false" fo:padding="0in" fo:border="none"/>
      <style:text-properties fo:font-weight="bold" officeooo:rsid="001bb2e0" officeooo:paragraph-rsid="001bb2e0" style:font-weight-asian="bold" style:font-weight-complex="bold" loext:padding="0in" loext:border="none"/>
    </style:style>
    <style:style style:name="P13"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officeooo:rsid="001588df" officeooo:paragraph-rsid="001588df" loext:padding="0in" loext:border="none"/>
    </style:style>
    <style:style style:name="P14" style:family="paragraph" style:parent-style-name="Text_20_body">
      <style:paragraph-properties fo:margin-left="0in" fo:margin-right="0in" fo:margin-top="0in" fo:margin-bottom="0in" loext:contextual-spacing="false" fo:text-indent="0in" style:auto-text-indent="false" fo:padding="0in" fo:border="none"/>
      <style:text-properties officeooo:rsid="00166227" officeooo:paragraph-rsid="00166227" loext:padding="0in" loext:border="none"/>
    </style:style>
    <style:style style:name="T1" style:family="text">
      <style:text-properties fo:language="en" fo:country="US"/>
    </style:style>
    <style:style style:name="T2" style:family="text">
      <style:text-properties fo:language="en" fo:country="US" officeooo:rsid="001588df" loext:padding="0in" loext:border="none"/>
    </style:style>
    <style:style style:name="T3" style:family="text">
      <style:text-properties loext:padding="0in" loext:border="none"/>
    </style:style>
    <style:style style:name="T4" style:family="text">
      <style:text-properties officeooo:rsid="00160fd2"/>
    </style:style>
    <style:style style:name="T5" style:family="text">
      <style:text-properties officeooo:rsid="00180c05"/>
    </style:style>
    <style:style style:name="T6" style:family="text">
      <style:text-properties fo:font-weight="normal" style:font-weight-asian="normal" style:font-weight-complex="normal"/>
    </style:style>
    <style:style style:name="T7" style:family="text">
      <style:text-properties fo:font-weight="normal" officeooo:rsid="0018bcce" style:font-weight-asian="normal" style:font-weight-complex="normal"/>
    </style:style>
    <style:style style:name="T8" style:family="text">
      <style:text-properties fo:font-weight="normal" officeooo:rsid="001bb2e0" style:font-weight-asian="normal" style:font-weight-complex="normal"/>
    </style:style>
    <style:style style:name="T9" style:family="text">
      <style:text-properties fo:font-weight="bold" officeooo:rsid="001bb2e0"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Designing workspace with Augmented Reality</text:span><text:span text:style-name="T3"> </text:span></text:p>
      <text:p text:style-name="P2"><text:span text:style-name="T1">Abdul Hakim and Jahanzaib Danish</text:span> </text:p>
      <text:p text:style-name="P2"/>
      <text:p text:style-name="P10">Goal</text:p>
      <text:p text:style-name="P13"><text:tab/>The main purpose or goal for this project would be to construct or design <text:s/>a safe environment for a workers with the the help of Augmented Reality or AR. We will be describing more about the benefits or some drawbacks and how work can be done productively when AR is used in it.</text:p>
      <text:p text:style-name="P1"/>
      <text:p text:style-name="P9">Previous Work</text:p>
      <text:p text:style-name="P3"><text:span text:style-name="T4"><text:tab/>There as been different companies that are working on different Augmented Reality tools that can be used in daily life works such as Microsoft, Apple, Google and others. Most of the tools that has been created are already available in the markets and are being used by many professionals and companies some of the tools are the headsets, glasses, mobile apps. </text:span></text:p>
      <text:p text:style-name="P3"/>
      <text:p text:style-name="P8">Approach</text:p>
      <text:p text:style-name="P14"><text:tab/>Since our project is to designing a working environment where the Augmented Reality is used and is instructed safely, <text:span text:style-name="T5">firstly</text:span> we would need to consider an institute or workplace where a specific tool or gadget of AR can be used for example if the institute is our UCA then designing an AR for it would be useful for the staff and students. Moreover, the AR tools that would be used in the UCA workplace would be helpful to provide the staff during the preparation or simulation where it will give the clear image of work, <text:span text:style-name="T5">place and</text:span> environment that a staff <text:s/><text:span text:style-name="T5">will have in reality.</text:span></text:p>
      <text:p text:style-name="P7"/>
      <text:p text:style-name="P7">Methodology</text:p>
      <text:p text:style-name="P7"><text:tab/><text:span text:style-name="T6">Firstly, the task would be to choose an institute with its specific interest to use the AR tools. Secondly, to identify the AR gadgets and tools that would be best suited for the institute workplace. And lastly to provide the institute or the working staff with the clear instruction about the use of the gadget, in addition the instruction of its benefits and drawbacks should also be mentioned. </text:span><text:span text:style-name="T7">Among all these work the hardest part seems to be the training of the people to use the AR in its proper manners to keep them and the institute in safe position. So to get over with the hard part the institute should have multiple plans for the training and getting the people in the use of new technology or having more than one way to bring the change in the institute which in our part would be to introduce the use of AR. </text:span></text:p>
      <text:p text:style-name="P4"/>
      <text:p text:style-name="P11">System Prototype</text:p>
      <text:p text:style-name="P11"><text:tab/><text:span text:style-name="T6">Since the main goal of our project is to designing a workplace that will provide a comfortable, easy and friendly environment where the workers can work productively and interestingly. The use of Augmented Reality will </text:span><text:span text:style-name="T8">be much helpful to achieve that goal. </text:span></text:p>
      <text:p text:style-name="P1"/>
      <text:p text:style-name="P12">Summary</text:p>
      <text:p text:style-name="P12"><text:tab/><text:span text:style-name="T6">All in all, the concept to have an environment where the augmented reality tools are used and is helping in different platforms are already here so it would be much needed to introduce it to wider areas and to bring that technology for all people which will take some time from now but to start the journey and starting guiding and giving the awareness to all would be great.</text:span></text:p>
      <text:p text:style-name="P5"><text:soft-page-break/><text:span text:style-name="T9">References</text:span></text:p>
      <text:p text:style-name="P5"><text:span text:style-name="T9"/></text:p>
      <text:p text:style-name="P5"><text:span text:style-name="T9">Appendices</text:span></text:p>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1:56:18.783305600</meta:creation-date>
    <dc:date>2020-10-11T15:34:57.421659767</dc:date>
    <meta:editing-duration>PT15M5S</meta:editing-duration>
    <meta:editing-cycles>1</meta:editing-cycles>
    <meta:document-statistic meta:table-count="0" meta:image-count="0" meta:object-count="0" meta:page-count="2" meta:paragraph-count="16" meta:word-count="502" meta:character-count="2833" meta:non-whitespace-character-count="2334"/>
    <meta:generator>LibreOffice/6.4.6.2$Linux_X86_64 LibreOffice_project/40$Build-2</meta:generator>
  </office:meta>
</office:document-meta>
</file>